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89231" style:font-size-asian="48pt" style:font-size-complex="48pt"/>
    </style:style>
    <style:style style:name="P2" style:family="paragraph" style:parent-style-name="Standard">
      <style:text-properties fo:font-size="48pt" officeooo:rsid="000af666" officeooo:paragraph-rsid="000af666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2">Diagrama de clas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5:26:04.106745047</dc:date>
    <meta:editing-duration>PT2H1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